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592cm" svg:height="5.844cm" svg:x="39.947cm" svg:y="2.365cm">
            <draw:object draw:notify-on-update-of-ranges="Sheet1.A5:Sheet1.A22 Sheet1.I5:Sheet1.I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.399cm" svg:height="5.578cm" svg:x="26.384cm" svg:y="12.697cm">
            <draw:object draw:notify-on-update-of-ranges="Sheet1.I27:Sheet1.I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0.509cm" svg:height="5.711cm" svg:x="40.03cm" svg:y="12.723cm">
            <draw:object draw:notify-on-update-of-ranges="Sheet1.A27:Sheet1.A44 Sheet1.I27:Sheet1.I4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9.822cm" svg:height="4.993cm" svg:x="26.411cm" svg:y="23.747cm">
            <draw:object draw:notify-on-update-of-ranges="Sheet1.I49:Sheet1.I6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1.555cm" svg:height="5.976cm" svg:x="38.819cm" svg:y="23.056cm">
            <draw:object draw:notify-on-update-of-ranges="Sheet1.A49:Sheet1.A66 Sheet1.I49:Sheet1.I6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10.62cm" svg:height="6.348cm" svg:x="8.336cm" svg:y="3.002cm">
            <draw:object draw:notify-on-update-of-ranges="Sheet1.A5:Sheet1.A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0.647cm" svg:height="5.365cm" svg:x="26.439cm" svg:y="3.055cm">
            <draw:object draw:notify-on-update-of-ranges="Sheet1.I5:Sheet1.I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7" draw:style-name="gr1" draw:text-style-name="P1" svg:width="9.601cm" svg:height="5.525cm" svg:x="8.364cm" svg:y="13.334cm">
            <draw:object draw:notify-on-update-of-ranges="Sheet1.A27:Sheet1.A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8" draw:style-name="gr1" draw:text-style-name="P1" svg:width="9.959cm" svg:height="5.844cm" svg:x="8.336cm" svg:y="23.427cm">
            <draw:object draw:notify-on-update-of-ranges="Sheet1.A49:Sheet1.A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9" draw:style-name="gr1" draw:text-style-name="P1" svg:width="9.987cm" svg:height="5.498cm" svg:x="8.391cm" svg:y="33.203cm">
            <draw:object draw:notify-on-update-of-ranges="Sheet1.A71:Sheet1.A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0" draw:style-name="gr1" draw:text-style-name="P1" svg:width="9.381cm" svg:height="5.551cm" svg:x="26.384cm" svg:y="33.548cm">
            <draw:object draw:notify-on-update-of-ranges="Sheet1.I71:Sheet1.I8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.959cm" svg:height="5.817cm" svg:x="38.902cm" svg:y="33.203cm">
            <draw:object draw:notify-on-update-of-ranges="Sheet1.A71:Sheet1.A88 Sheet1.I71:Sheet1.I8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AVG. WAITING TIME PER COLLA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7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.333333333333" calcext:value-type="float">
            <text:p>114.3333333333</text:p>
          </table:table-cell>
          <table:table-cell table:number-columns-repeated="7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.75" calcext:value-type="float">
            <text:p>168.75</text:p>
          </table:table-cell>
          <table:table-cell table:number-columns-repeated="7"/>
          <table:table-cell office:value-type="float" office:value="33.75" calcext:value-type="float">
            <text:p>33.75</text:p>
          </table:table-cell>
        </table:table-row>
        <table:table-row table:style-name="ro1">
          <table:table-cell office:value-type="float" office:value="226.6" calcext:value-type="float">
            <text:p>226.6</text:p>
          </table:table-cell>
          <table:table-cell table:number-columns-repeated="7"/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284.666666666667" calcext:value-type="float">
            <text:p>284.6666666667</text:p>
          </table:table-cell>
          <table:table-cell table:number-columns-repeated="7"/>
          <table:table-cell office:value-type="float" office:value="52.3333333333333" calcext:value-type="float">
            <text:p>52.3333333333</text:p>
          </table:table-cell>
        </table:table-row>
        <table:table-row table:style-name="ro1">
          <table:table-cell office:value-type="float" office:value="350.428571428571" calcext:value-type="float">
            <text:p>350.4285714286</text:p>
          </table:table-cell>
          <table:table-cell table:number-columns-repeated="7"/>
          <table:table-cell office:value-type="float" office:value="168.285714285714" calcext:value-type="float">
            <text:p>168.2857142857</text:p>
          </table:table-cell>
        </table:table-row>
        <table:table-row table:style-name="ro1">
          <table:table-cell office:value-type="float" office:value="452.625" calcext:value-type="float">
            <text:p>452.625</text:p>
          </table:table-cell>
          <table:table-cell table:number-columns-repeated="7"/>
          <table:table-cell office:value-type="float" office:value="100.75" calcext:value-type="float">
            <text:p>100.7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7"/>
          <table:table-cell office:value-type="float" office:value="129.555555555556" calcext:value-type="float">
            <text:p>129.5555555556</text:p>
          </table:table-cell>
        </table:table-row>
        <table:table-row table:style-name="ro1">
          <table:table-cell office:value-type="float" office:value="673.5" calcext:value-type="float">
            <text:p>673.5</text:p>
          </table:table-cell>
          <table:table-cell table:number-columns-repeated="7"/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860.545454545455" calcext:value-type="float">
            <text:p>860.5454545455</text:p>
          </table:table-cell>
          <table:table-cell table:number-columns-repeated="7"/>
          <table:table-cell office:value-type="float" office:value="134.818181818182" calcext:value-type="float">
            <text:p>134.8181818182</text:p>
          </table:table-cell>
        </table:table-row>
        <table:table-row table:style-name="ro1">
          <table:table-cell office:value-type="float" office:value="761.416666666667" calcext:value-type="float">
            <text:p>761.4166666667</text:p>
          </table:table-cell>
          <table:table-cell table:number-columns-repeated="7"/>
          <table:table-cell office:value-type="float" office:value="136.083333333333" calcext:value-type="float">
            <text:p>136.0833333333</text:p>
          </table:table-cell>
        </table:table-row>
        <table:table-row table:style-name="ro1">
          <table:table-cell office:value-type="float" office:value="1108.38461538462" calcext:value-type="float">
            <text:p>1108.3846153846</text:p>
          </table:table-cell>
          <table:table-cell table:number-columns-repeated="7"/>
          <table:table-cell office:value-type="float" office:value="238.076923076923" calcext:value-type="float">
            <text:p>238.0769230769</text:p>
          </table:table-cell>
        </table:table-row>
        <table:table-row table:style-name="ro1">
          <table:table-cell office:value-type="float" office:value="1024.85714285714" calcext:value-type="float">
            <text:p>1024.8571428572</text:p>
          </table:table-cell>
          <table:table-cell table:number-columns-repeated="7"/>
          <table:table-cell office:value-type="float" office:value="264.785714285714" calcext:value-type="float">
            <text:p>264.7857142857</text:p>
          </table:table-cell>
        </table:table-row>
        <table:table-row table:style-name="ro1">
          <table:table-cell office:value-type="float" office:value="1557.06666666667" calcext:value-type="float">
            <text:p>1557.0666666667</text:p>
          </table:table-cell>
          <table:table-cell table:number-columns-repeated="7"/>
          <table:table-cell office:value-type="float" office:value="252.4" calcext:value-type="float">
            <text:p>252.4</text:p>
          </table:table-cell>
        </table:table-row>
        <table:table-row table:style-name="ro1">
          <table:table-cell office:value-type="float" office:value="1805.8125" calcext:value-type="float">
            <text:p>1805.8125</text:p>
          </table:table-cell>
          <table:table-cell table:number-columns-repeated="7"/>
          <table:table-cell office:value-type="float" office:value="240.5625" calcext:value-type="float">
            <text:p>240.5625</text:p>
          </table:table-cell>
        </table:table-row>
        <table:table-row table:style-name="ro1">
          <table:table-cell office:value-type="float" office:value="2103.41176470588" calcext:value-type="float">
            <text:p>2103.4117647059</text:p>
          </table:table-cell>
          <table:table-cell table:number-columns-repeated="7"/>
          <table:table-cell office:value-type="float" office:value="407.352941176471" calcext:value-type="float">
            <text:p>407.3529411765</text:p>
          </table:table-cell>
        </table:table-row>
        <table:table-row table:style-name="ro1">
          <table:table-cell office:value-type="float" office:value="2495.55555555556" calcext:value-type="float">
            <text:p>2495.5555555556</text:p>
          </table:table-cell>
          <table:table-cell table:number-columns-repeated="7"/>
          <table:table-cell office:value-type="float" office:value="433.611111111111" calcext:value-type="float">
            <text:p>433.611111111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TOTAL WORKFLOW DESIGN TIME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7"/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7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7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7"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7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7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7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7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7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7"/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7"/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7"/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7"/>
          <table:table-cell office:value-type="float" office:value="1090" calcext:value-type="float">
            <text:p>109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AVG. UPDATES PER MIN</text:p>
          </table:table-cell>
          <table:table-cell table:number-columns-repeated="8"/>
        </table:table-row>
        <table:table-row table:style-name="ro1">
          <table:table-cell office:value-type="float" office:value="7761.19402985075" calcext:value-type="float">
            <text:p>7761.1940298508</text:p>
          </table:table-cell>
          <table:table-cell table:number-columns-repeated="7"/>
          <table:table-cell office:value-type="float" office:value="2635.13513513514" calcext:value-type="float">
            <text:p>2635.1351351351</text:p>
          </table:table-cell>
        </table:table-row>
        <table:table-row table:style-name="ro1">
          <table:table-cell office:value-type="float" office:value="9176.4705882353" calcext:value-type="float">
            <text:p>9176.4705882353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</table:table-row>
        <table:table-row table:style-name="ro1">
          <table:table-cell office:value-type="float" office:value="10162.8664495114" calcext:value-type="float">
            <text:p>10162.8664495114</text:p>
          </table:table-cell>
          <table:table-cell table:number-columns-repeated="7"/>
          <table:table-cell office:value-type="float" office:value="11758.7939698492" calcext:value-type="float">
            <text:p>11758.7939698492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</table:table-row>
        <table:table-row table:style-name="ro1">
          <table:table-cell office:value-type="float" office:value="11011.7647058824" calcext:value-type="float">
            <text:p>11011.7647058824</text:p>
          </table:table-cell>
          <table:table-cell table:number-columns-repeated="7"/>
          <table:table-cell office:value-type="float" office:value="14661.6541353383" calcext:value-type="float">
            <text:p>14661.6541353383</text:p>
          </table:table-cell>
        </table:table-row>
        <table:table-row table:style-name="ro1">
          <table:table-cell office:value-type="float" office:value="11257.7319587629" calcext:value-type="float">
            <text:p>11257.7319587629</text:p>
          </table:table-cell>
          <table:table-cell table:number-columns-repeated="7"/>
          <table:table-cell office:value-type="float" office:value="16306.6202090592" calcext:value-type="float">
            <text:p>16306.6202090592</text:p>
          </table:table-cell>
        </table:table-row>
        <table:table-row table:style-name="ro1">
          <table:table-cell office:value-type="float" office:value="11162.7906976744" calcext:value-type="float">
            <text:p>11162.7906976744</text:p>
          </table:table-cell>
          <table:table-cell table:number-columns-repeated="7"/>
          <table:table-cell office:value-type="float" office:value="9562.17162872154" calcext:value-type="float">
            <text:p>9562.1716287215</text:p>
          </table:table-cell>
        </table:table-row>
        <table:table-row table:style-name="ro1">
          <table:table-cell office:value-type="float" office:value="10278.1844802343" calcext:value-type="float">
            <text:p>10278.1844802343</text:p>
          </table:table-cell>
          <table:table-cell table:number-columns-repeated="7"/>
          <table:table-cell office:value-type="float" office:value="14214.1230068337" calcext:value-type="float">
            <text:p>14214.1230068337</text:p>
          </table:table-cell>
        </table:table-row>
        <table:table-row table:style-name="ro1">
          <table:table-cell office:value-type="float" office:value="9689.44099378882" calcext:value-type="float">
            <text:p>9689.4409937888</text:p>
          </table:table-cell>
          <table:table-cell table:number-columns-repeated="7"/>
          <table:table-cell office:value-type="float" office:value="16875" calcext:value-type="float">
            <text:p>16875</text:p>
          </table:table-cell>
        </table:table-row>
        <table:table-row table:style-name="ro1">
          <table:table-cell office:value-type="float" office:value="9098.62142099682" calcext:value-type="float">
            <text:p>9098.6214209968</text:p>
          </table:table-cell>
          <table:table-cell table:number-columns-repeated="7"/>
          <table:table-cell office:value-type="float" office:value="19597.9899497487" calcext:value-type="float">
            <text:p>19597.9899497487</text:p>
          </table:table-cell>
        </table:table-row>
        <table:table-row table:style-name="ro1">
          <table:table-cell office:value-type="float" office:value="7979.53964194373" calcext:value-type="float">
            <text:p>7979.5396419437</text:p>
          </table:table-cell>
          <table:table-cell table:number-columns-repeated="7"/>
          <table:table-cell office:value-type="float" office:value="19194.6308724832" calcext:value-type="float">
            <text:p>19194.6308724832</text:p>
          </table:table-cell>
        </table:table-row>
        <table:table-row table:style-name="ro1">
          <table:table-cell office:value-type="float" office:value="9921.72211350293" calcext:value-type="float">
            <text:p>9921.7221135029</text:p>
          </table:table-cell>
          <table:table-cell table:number-columns-repeated="7"/>
          <table:table-cell office:value-type="float" office:value="17727.2727272727" calcext:value-type="float">
            <text:p>17727.2727272727</text:p>
          </table:table-cell>
        </table:table-row>
        <table:table-row table:style-name="ro1">
          <table:table-cell office:value-type="float" office:value="7593.88038942976" calcext:value-type="float">
            <text:p>7593.8803894298</text:p>
          </table:table-cell>
          <table:table-cell table:number-columns-repeated="7"/>
          <table:table-cell office:value-type="float" office:value="15943.3962264151" calcext:value-type="float">
            <text:p>15943.3962264151</text:p>
          </table:table-cell>
        </table:table-row>
        <table:table-row table:style-name="ro1">
          <table:table-cell office:value-type="float" office:value="8634.68634686347" calcext:value-type="float">
            <text:p>8634.6863468635</text:p>
          </table:table-cell>
          <table:table-cell table:number-columns-repeated="7"/>
          <table:table-cell office:value-type="float" office:value="17305.8637083994" calcext:value-type="float">
            <text:p>17305.8637083994</text:p>
          </table:table-cell>
        </table:table-row>
        <table:table-row table:style-name="ro1">
          <table:table-cell office:value-type="float" office:value="6396.71963095848" calcext:value-type="float">
            <text:p>6396.7196309585</text:p>
          </table:table-cell>
          <table:table-cell table:number-columns-repeated="7"/>
          <table:table-cell office:value-type="float" office:value="16027.397260274" calcext:value-type="float">
            <text:p>16027.397260274</text:p>
          </table:table-cell>
        </table:table-row>
        <table:table-row table:style-name="ro1">
          <table:table-cell office:value-type="float" office:value="5795.45454545455" calcext:value-type="float">
            <text:p>5795.4545454546</text:p>
          </table:table-cell>
          <table:table-cell table:number-columns-repeated="7"/>
          <table:table-cell office:value-type="float" office:value="17627.1186440678" calcext:value-type="float">
            <text:p>17627.1186440678</text:p>
          </table:table-cell>
        </table:table-row>
        <table:table-row table:style-name="ro1">
          <table:table-cell office:value-type="float" office:value="5437.64523625097" calcext:value-type="float">
            <text:p>5437.645236251</text:p>
          </table:table-cell>
          <table:table-cell table:number-columns-repeated="7"/>
          <table:table-cell office:value-type="float" office:value="12701.1494252874" calcext:value-type="float">
            <text:p>12701.1494252874</text:p>
          </table:table-cell>
        </table:table-row>
        <table:table-row table:style-name="ro1">
          <table:table-cell office:value-type="float" office:value="4886.2512363996" calcext:value-type="float">
            <text:p>4886.2512363996</text:p>
          </table:table-cell>
          <table:table-cell table:number-columns-repeated="7"/>
          <table:table-cell office:value-type="float" office:value="12880.7339449541" calcext:value-type="float">
            <text:p>12880.733944954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EFFICEINCY</text:p>
          </table:table-cell>
          <table:table-cell table:number-columns-repeated="8"/>
        </table:table-row>
        <table:table-row table:style-name="ro1">
          <table:table-cell office:value-type="float" office:value="31044.776119403" calcext:value-type="float">
            <text:p>31044.776119403</text:p>
          </table:table-cell>
          <table:table-cell table:number-columns-repeated="7"/>
          <table:table-cell office:value-type="float" office:value="10540.5405405405" calcext:value-type="float">
            <text:p>10540.5405405405</text:p>
          </table:table-cell>
        </table:table-row>
        <table:table-row table:style-name="ro1">
          <table:table-cell office:value-type="float" office:value="18352.9411764706" calcext:value-type="float">
            <text:p>18352.9411764706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</table:table-row>
        <table:table-row table:style-name="ro1">
          <table:table-cell office:value-type="float" office:value="13550.4885993485" calcext:value-type="float">
            <text:p>13550.4885993485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</table:table-row>
        <table:table-row table:style-name="ro1">
          <table:table-cell office:value-type="float" office:value="8809.41176470589" calcext:value-type="float">
            <text:p>8809.4117647059</text:p>
          </table:table-cell>
          <table:table-cell table:number-columns-repeated="7"/>
          <table:table-cell office:value-type="float" office:value="11729.3233082707" calcext:value-type="float">
            <text:p>11729.3233082707</text:p>
          </table:table-cell>
        </table:table-row>
        <table:table-row table:style-name="ro1">
          <table:table-cell office:value-type="float" office:value="7505.15463917526" calcext:value-type="float">
            <text:p>7505.1546391753</text:p>
          </table:table-cell>
          <table:table-cell table:number-columns-repeated="7"/>
          <table:table-cell office:value-type="float" office:value="10871.0801393728" calcext:value-type="float">
            <text:p>10871.0801393728</text:p>
          </table:table-cell>
        </table:table-row>
        <table:table-row table:style-name="ro1">
          <table:table-cell office:value-type="float" office:value="6378.73754152824" calcext:value-type="float">
            <text:p>6378.7375415282</text:p>
          </table:table-cell>
          <table:table-cell table:number-columns-repeated="7"/>
          <table:table-cell office:value-type="float" office:value="5464.09807355517" calcext:value-type="float">
            <text:p>5464.0980735552</text:p>
          </table:table-cell>
        </table:table-row>
        <table:table-row table:style-name="ro1">
          <table:table-cell office:value-type="float" office:value="5139.09224011713" calcext:value-type="float">
            <text:p>5139.0922401171</text:p>
          </table:table-cell>
          <table:table-cell table:number-columns-repeated="7"/>
          <table:table-cell office:value-type="float" office:value="7107.06150341686" calcext:value-type="float">
            <text:p>7107.0615034169</text:p>
          </table:table-cell>
        </table:table-row>
        <table:table-row table:style-name="ro1">
          <table:table-cell office:value-type="float" office:value="4306.4182194617" calcext:value-type="float">
            <text:p>4306.4182194617</text:p>
          </table:table-cell>
          <table:table-cell table:number-columns-repeated="7"/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639.44856839873" calcext:value-type="float">
            <text:p>3639.4485683987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</table:table-row>
        <table:table-row table:style-name="ro1">
          <table:table-cell office:value-type="float" office:value="2901.65077888863" calcext:value-type="float">
            <text:p>2901.6507788886</text:p>
          </table:table-cell>
          <table:table-cell table:number-columns-repeated="7"/>
          <table:table-cell office:value-type="float" office:value="6979.86577181208" calcext:value-type="float">
            <text:p>6979.8657718121</text:p>
          </table:table-cell>
        </table:table-row>
        <table:table-row table:style-name="ro1">
          <table:table-cell office:value-type="float" office:value="3307.24070450098" calcext:value-type="float">
            <text:p>3307.240704501</text:p>
          </table:table-cell>
          <table:table-cell table:number-columns-repeated="7"/>
          <table:table-cell office:value-type="float" office:value="5909.09090909091" calcext:value-type="float">
            <text:p>5909.0909090909</text:p>
          </table:table-cell>
        </table:table-row>
        <table:table-row table:style-name="ro1">
          <table:table-cell office:value-type="float" office:value="2336.578581363" calcext:value-type="float">
            <text:p>2336.578581363</text:p>
          </table:table-cell>
          <table:table-cell table:number-columns-repeated="7"/>
          <table:table-cell office:value-type="float" office:value="4905.66037735849" calcext:value-type="float">
            <text:p>4905.6603773585</text:p>
          </table:table-cell>
        </table:table-row>
        <table:table-row table:style-name="ro1">
          <table:table-cell office:value-type="float" office:value="2467.05324196099" calcext:value-type="float">
            <text:p>2467.053241961</text:p>
          </table:table-cell>
          <table:table-cell table:number-columns-repeated="7"/>
          <table:table-cell office:value-type="float" office:value="4944.5324881141" calcext:value-type="float">
            <text:p>4944.5324881141</text:p>
          </table:table-cell>
        </table:table-row>
        <table:table-row table:style-name="ro1">
          <table:table-cell office:value-type="float" office:value="1705.79190158893" calcext:value-type="float">
            <text:p>1705.7919015889</text:p>
          </table:table-cell>
          <table:table-cell table:number-columns-repeated="7"/>
          <table:table-cell office:value-type="float" office:value="4273.97260273973" calcext:value-type="float">
            <text:p>4273.9726027397</text:p>
          </table:table-cell>
        </table:table-row>
        <table:table-row table:style-name="ro1">
          <table:table-cell office:value-type="float" office:value="1448.86363636364" calcext:value-type="float">
            <text:p>1448.8636363636</text:p>
          </table:table-cell>
          <table:table-cell table:number-columns-repeated="7"/>
          <table:table-cell office:value-type="float" office:value="4406.77966101695" calcext:value-type="float">
            <text:p>4406.779661017</text:p>
          </table:table-cell>
        </table:table-row>
        <table:table-row table:style-name="ro1">
          <table:table-cell office:value-type="float" office:value="1279.4459379414" calcext:value-type="float">
            <text:p>1279.4459379414</text:p>
          </table:table-cell>
          <table:table-cell table:number-columns-repeated="7"/>
          <table:table-cell office:value-type="float" office:value="2988.50574712644" calcext:value-type="float">
            <text:p>2988.5057471264</text:p>
          </table:table-cell>
        </table:table-row>
        <table:table-row table:style-name="ro1">
          <table:table-cell office:value-type="float" office:value="1085.8336080888" calcext:value-type="float">
            <text:p>1085.8336080888</text:p>
          </table:table-cell>
          <table:table-cell table:number-columns-repeated="7"/>
          <table:table-cell office:value-type="float" office:value="2862.38532110092" calcext:value-type="float">
            <text:p>2862.3853211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04:45.539283210</meta:creation-date>
    <meta:generator>LibreOffice/4.2.8.2$Linux_X86_64 LibreOffice_project/420m0$Build-2</meta:generator>
    <dc:date>2018-01-30T16:37:32.336538406</dc:date>
    <meta:editing-duration>PT27M34S</meta:editing-duration>
    <meta:editing-cycles>5</meta:editing-cycles>
    <meta:document-statistic meta:table-count="1" meta:cell-count="14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21cm" svg:height="6.349cm" xlink:href=".." xlink:type="simple" chart:class="chart:line" chart:style-name="ch1">
        <chart:legend chart:legend-position="end" svg:x="7.795cm" svg:y="2.875cm" style:legend-expansion="high" chart:style-name="ch2"/>
        <chart:plot-area chart:style-name="ch3" table:cell-range-address="Sheet1.A5:Sheet1.A22" svg:x="0.212cm" svg:y="0.126cm" svg:width="7.371cm" svg:height="6.097cm">
          <chartooo:coordinate-region svg:x="1.204cm" svg:y="0.325cm" svg:width="6.192cm" svg:height="4.8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:Sheet1.A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56cm" svg:height="5.977cm" xlink:href=".." xlink:type="simple" chart:class="chart:line" chart:style-name="ch1">
        <chart:legend chart:legend-position="end" svg:x="8.73cm" svg:y="2.44cm" style:legend-expansion="high" chart:style-name="ch2"/>
        <chart:plot-area chart:style-name="ch3" table:cell-range-address="Sheet1.A49:Sheet1.A66 Sheet1.I49:Sheet1.I66" svg:x="0.231cm" svg:y="0.119cm" svg:width="8.268cm" svg:height="5.739cm">
          <chartooo:coordinate-region svg:x="1.408cm" svg:y="0.319cm" svg:width="6.904cm" svg:height="4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49:Sheet1.A66" chart:class="chart:line">
            <chart:data-point chart:repeated="18"/>
          </chart:series>
          <chart:series chart:style-name="ch7" chart:values-cell-range-address="Sheet1.I49:Sheet1.I66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Sheet1.A49:Sheet1.A66</svg:desc>
                </draw:g>
              </table:table-cell>
              <table:table-cell office:value-type="float" office:value="2635.13513513514">
                <text:p>2635.13513513514</text:p>
                <draw:g>
                  <svg:desc>Sheet1.I49:Sheet1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82cm" svg:height="5.552cm" xlink:href=".." xlink:type="simple" chart:class="chart:line" chart:style-name="ch1">
        <chart:legend chart:legend-position="end" svg:x="6.662cm" svg:y="2.477cm" style:legend-expansion="high" chart:style-name="ch2"/>
        <chart:plot-area chart:style-name="ch3" table:cell-range-address="Sheet1.I71:Sheet1.I88" svg:x="0.187cm" svg:y="0.111cm" svg:width="6.288cm" svg:height="5.33cm">
          <chartooo:coordinate-region svg:x="1.364cm" svg:y="0.31cm" svg:width="4.924cm" svg:height="4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71:Sheet1.I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40.5405405405">
                <text:p>10540.5405405405</text:p>
                <draw:g>
                  <svg:desc>Sheet1.I71:Sheet1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cm" svg:height="5.818cm" xlink:href=".." xlink:type="simple" chart:class="chart:line" chart:style-name="ch1">
        <chart:legend chart:legend-position="end" svg:x="7.134cm" svg:y="2.361cm" style:legend-expansion="high" chart:style-name="ch2"/>
        <chart:plot-area chart:style-name="ch3" table:cell-range-address="Sheet1.A71:Sheet1.A88 Sheet1.I71:Sheet1.I88" svg:x="0.199cm" svg:y="0.116cm" svg:width="6.736cm" svg:height="5.586cm">
          <chartooo:coordinate-region svg:x="1.376cm" svg:y="0.315cm" svg:width="5.372cm" svg:height="4.3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71:Sheet1.A88" chart:class="chart:line">
            <chart:data-point chart:repeated="18"/>
          </chart:series>
          <chart:series chart:style-name="ch7" chart:values-cell-range-address="Sheet1.I71:Sheet1.I88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Sheet1.A71:Sheet1.A88</svg:desc>
                </draw:g>
              </table:table-cell>
              <table:table-cell office:value-type="float" office:value="10540.5405405405">
                <text:p>10540.5405405405</text:p>
                <draw:g>
                  <svg:desc>Sheet1.I71:Sheet1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48cm" svg:height="5.366cm" xlink:href=".." xlink:type="simple" chart:class="chart:line" chart:style-name="ch1">
        <chart:legend chart:legend-position="end" svg:x="7.928cm" svg:y="2.384cm" style:legend-expansion="high" chart:style-name="ch2"/>
        <chart:plot-area chart:style-name="ch3" table:cell-range-address="Sheet1.I5:Sheet1.I22" svg:x="0.212cm" svg:y="0.107cm" svg:width="7.504cm" svg:height="5.152cm">
          <chartooo:coordinate-region svg:x="1.019cm" svg:y="0.306cm" svg:width="6.51cm" svg:height="4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5:Sheet1.I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5:Sheet1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2cm" svg:height="5.526cm" xlink:href=".." xlink:type="simple" chart:class="chart:line" chart:style-name="ch1">
        <chart:legend chart:legend-position="end" svg:x="6.776cm" svg:y="2.464cm" style:legend-expansion="high" chart:style-name="ch2"/>
        <chart:plot-area chart:style-name="ch3" table:cell-range-address="Sheet1.A27:Sheet1.A44" svg:x="0.192cm" svg:y="0.11cm" svg:width="6.392cm" svg:height="5.306cm">
          <chartooo:coordinate-region svg:x="1.184cm" svg:y="0.31cm" svg:width="5.214cm" svg:height="4.0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7:Sheet1.A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Sheet1.A27:Sheet1.A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cm" svg:height="5.845cm" xlink:href=".." xlink:type="simple" chart:class="chart:line" chart:style-name="ch1">
        <chart:legend chart:legend-position="end" svg:x="7.134cm" svg:y="2.623cm" style:legend-expansion="high" chart:style-name="ch2"/>
        <chart:plot-area chart:style-name="ch3" table:cell-range-address="Sheet1.A49:Sheet1.A66" svg:x="0.199cm" svg:y="0.116cm" svg:width="6.736cm" svg:height="5.613cm">
          <chartooo:coordinate-region svg:x="1.376cm" svg:y="0.315cm" svg:width="5.372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49:Sheet1.A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Sheet1.A49:Sheet1.A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8cm" svg:height="5.499cm" xlink:href=".." xlink:type="simple" chart:class="chart:line" chart:style-name="ch1">
        <chart:legend chart:legend-position="end" svg:x="7.162cm" svg:y="2.45cm" style:legend-expansion="high" chart:style-name="ch2"/>
        <chart:plot-area chart:style-name="ch3" table:cell-range-address="Sheet1.A71:Sheet1.A88" svg:x="0.199cm" svg:y="0.109cm" svg:width="6.764cm" svg:height="5.281cm">
          <chartooo:coordinate-region svg:x="1.376cm" svg:y="0.308cm" svg:width="5.4cm" svg:height="4.0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71:Sheet1.A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Sheet1.A71:Sheet1.A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3cm" svg:height="5.845cm" xlink:href=".." xlink:type="simple" chart:class="chart:line" chart:style-name="ch1">
        <chart:legend chart:legend-position="end" svg:x="7.767cm" svg:y="2.374cm" style:legend-expansion="high" chart:style-name="ch2"/>
        <chart:plot-area chart:style-name="ch3" table:cell-range-address="Sheet1.A5:Sheet1.A22 Sheet1.I5:Sheet1.I22" svg:x="0.211cm" svg:y="0.116cm" svg:width="7.345cm" svg:height="5.613cm">
          <chartooo:coordinate-region svg:x="1.203cm" svg:y="0.315cm" svg:width="6.166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:Sheet1.A22" chart:class="chart:line">
            <chart:data-point chart:repeated="18"/>
          </chart:series>
          <chart:series chart:style-name="ch7" chart:values-cell-range-address="Sheet1.I5:Sheet1.I22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22</svg:desc>
                </draw:g>
              </table:table-cell>
              <table:table-cell office:value-type="float" office:value="0">
                <text:p>0</text:p>
                <draw:g>
                  <svg:desc>Sheet1.I5:Sheet1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cm" svg:height="5.579cm" xlink:href=".." xlink:type="simple" chart:class="chart:line" chart:style-name="ch1">
        <chart:legend chart:legend-position="end" svg:x="7.68cm" svg:y="2.49cm" style:legend-expansion="high" chart:style-name="ch2"/>
        <chart:plot-area chart:style-name="ch3" table:cell-range-address="Sheet1.I27:Sheet1.I44" svg:x="0.208cm" svg:y="0.111cm" svg:width="7.264cm" svg:height="5.357cm">
          <chartooo:coordinate-region svg:x="1.2cm" svg:y="0.31cm" svg:width="6.085cm" svg:height="4.1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7:Sheet1.I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">
                <text:p>296</text:p>
                <draw:g>
                  <svg:desc>Sheet1.I27:Sheet1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1cm" svg:height="5.712cm" xlink:href=".." xlink:type="simple" chart:class="chart:line" chart:style-name="ch1">
        <chart:legend chart:legend-position="end" svg:x="7.684cm" svg:y="2.308cm" style:legend-expansion="high" chart:style-name="ch2"/>
        <chart:plot-area chart:style-name="ch3" table:cell-range-address="Sheet1.A27:Sheet1.A44 Sheet1.I27:Sheet1.I44" svg:x="0.21cm" svg:y="0.114cm" svg:width="7.264cm" svg:height="5.484cm">
          <chartooo:coordinate-region svg:x="1.202cm" svg:y="0.313cm" svg:width="6.085cm" svg:height="4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7:Sheet1.A44" chart:class="chart:line">
            <chart:data-point chart:repeated="18"/>
          </chart:series>
          <chart:series chart:style-name="ch7" chart:values-cell-range-address="Sheet1.I27:Sheet1.I4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Sheet1.A27:Sheet1.A44</svg:desc>
                </draw:g>
              </table:table-cell>
              <table:table-cell office:value-type="float" office:value="296">
                <text:p>296</text:p>
                <draw:g>
                  <svg:desc>Sheet1.I27:Sheet1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23cm" svg:height="4.994cm" xlink:href=".." xlink:type="simple" chart:class="chart:line" chart:style-name="ch1">
        <chart:legend chart:legend-position="end" svg:x="7.103cm" svg:y="2.198cm" style:legend-expansion="high" chart:style-name="ch2"/>
        <chart:plot-area chart:style-name="ch3" table:cell-range-address="Sheet1.I49:Sheet1.I66" svg:x="0.196cm" svg:y="0.099cm" svg:width="6.711cm" svg:height="4.796cm">
          <chartooo:coordinate-region svg:x="1.373cm" svg:y="0.299cm" svg:width="5.347cm" svg:height="3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9:Sheet1.I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35.13513513514">
                <text:p>2635.13513513514</text:p>
                <draw:g>
                  <svg:desc>Sheet1.I49:Sheet1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